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33" draw:marker-end-width="0.3cm" draw:fill="none" draw:fill-color="#729fcf" draw:textarea-vertical-align="middle"/>
    </style:style>
    <style:style style:name="gr2" style:family="graphic" style:parent-style-name="standard">
      <style:graphic-properties svg:stroke-color="#3465a4" draw:fill-color="#b4c7dc" draw:textarea-horizontal-align="justify" draw:textarea-vertical-align="top" draw:auto-grow-height="false" fo:min-height="2.29cm" fo:min-width="5.85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50" draw:marker-end-width="0.3cm" draw:fill="none" draw:fill-color="#729fcf" draw:textarea-vertical-align="middle"/>
    </style:style>
    <style:style style:name="gr4" style:family="graphic" style:parent-style-name="standard">
      <style:graphic-properties svg:stroke-color="#5983b0" svg:stroke-opacity="50%" draw:fill-color="#b4c7dc" draw:textarea-horizontal-align="justify" draw:textarea-vertical-align="top" draw:auto-grow-height="false" fo:min-height="2.925cm" fo:min-width="7.43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84cm" fo:min-width="5.369cm" draw:shadow="hidden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173cm"/>
      <style:paragraph-properties style:writing-mode="lr-tb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stroke="none" svg:stroke-color="#55215b" draw:fill="none" fo:min-height="2.2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10" style:family="graphic" style:parent-style-name="standard">
      <style:graphic-properties svg:stroke-color="#000000" draw:marker-start="Arrowheads_20_1" draw:marker-start-width="0.3cm" draw:marker-end="Arrowheads_20_2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0.462cm" fo:min-width="1.456cm"/>
      <style:paragraph-properties style:writing-mode="lr-tb"/>
    </style:style>
    <style:style style:name="gr12" style:family="graphic" style:parent-style-name="standard">
      <style:graphic-properties svg:stroke-color="#3465a4" svg:stroke-opacity="100%" draw:fill-color="#729fcf" draw:opacity="80%" draw:textarea-horizontal-align="justify" draw:textarea-vertical-align="middle" draw:auto-grow-height="false" fo:min-height="0.703cm" fo:min-width="3.311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21" draw:marker-end-width="0.3cm" draw:fill="none" draw:fill-color="#5983b0" draw:textarea-vertical-align="middle"/>
    </style:style>
    <style:style style:name="gr14" style:family="graphic" style:parent-style-name="objectwithoutfill">
      <style:graphic-properties svg:stroke-color="#000000" draw:marker-end="Arrowheads_20_23" draw:marker-end-width="0.3cm" draw:fill="none" draw:fill-color="#5983b0" draw:textarea-vertical-align="middle"/>
    </style:style>
    <style:style style:name="gr15" style:family="graphic" style:parent-style-name="objectwithoutfill">
      <style:graphic-properties svg:stroke-color="#000000" draw:marker-end="Arrowheads_20_25" draw:marker-end-width="0.3cm" draw:fill="none" draw:fill-color="#5983b0" draw:textarea-vertical-align="middle"/>
    </style:style>
    <style:style style:name="gr16" style:family="graphic" style:parent-style-name="standard">
      <style:graphic-properties svg:stroke-color="#3465a4" draw:fill-color="#729fcf" draw:textarea-horizontal-align="justify" draw:textarea-vertical-align="middle" draw:auto-grow-height="false" fo:min-height="0.702cm" fo:min-width="2.04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27" draw:marker-end-width="0.3cm" draw:fill="none" draw:fill-color="#729fcf" draw:textarea-vertical-align="middle"/>
    </style:style>
    <style:style style:name="gr18" style:family="graphic" style:parent-style-name="objectwithoutfill">
      <style:graphic-properties svg:stroke-color="#000000" draw:marker-end="Arrowheads_20_28" draw:marker-end-width="0.3cm" draw:fill="none" draw:fill-color="#729fcf" draw:textarea-vertical-align="middle"/>
    </style:style>
    <style:style style:name="gr19" style:family="graphic" style:parent-style-name="objectwithoutfill">
      <style:graphic-properties svg:stroke-color="#000000" draw:marker-end="Arrowheads_20_30" draw:marker-end-width="0.3cm" draw:fill="none" draw:fill-color="#729fcf" draw:textarea-vertical-align="middle"/>
    </style:style>
    <style:style style:name="gr20" style:family="graphic" style:parent-style-name="objectwithoutfill">
      <style:graphic-properties svg:stroke-color="#000000" draw:marker-end="Arrowheads_20_31" draw:marker-end-width="0.3cm" draw:fill="none" draw:fill-color="#729fcf" draw:textarea-vertical-align="middle"/>
    </style:style>
    <style:style style:name="gr21" style:family="graphic" style:parent-style-name="objectwithoutfill">
      <style:graphic-properties svg:stroke-color="#000000" draw:marker-end="Arrowheads_20_32" draw:marker-end-width="0.3cm" draw:fill="none" draw:fill-color="#729fcf" draw:textarea-vertical-align="middle"/>
    </style:style>
    <style:style style:name="gr22" style:family="graphic" style:parent-style-name="objectwithoutfill">
      <style:graphic-properties svg:stroke-color="#3465a4" draw:marker-end="Arrowheads_20_38" draw:marker-end-width="0.3cm" draw:fill="none" draw:fill-color="#729fcf" draw:textarea-vertical-align="middle"/>
    </style:style>
    <style:style style:name="gr23" style:family="graphic" style:parent-style-name="objectwithoutfill">
      <style:graphic-properties svg:stroke-color="#3465a4" draw:marker-end="Arrowheads_20_43" draw:marker-end-width="0.3cm" draw:fill="none" draw:fill-color="#729fcf" draw:textarea-vertical-align="middle"/>
    </style:style>
    <style:style style:name="gr24" style:family="graphic" style:parent-style-name="objectwithoutfill">
      <style:graphic-properties svg:stroke-color="#000000" draw:marker-end="Arrowheads_20_46" draw:marker-end-width="0.3cm" draw:fill="none" draw:fill-color="#729fcf" draw:textarea-vertical-align="middle"/>
    </style:style>
    <style:style style:name="gr25" style:family="graphic" style:parent-style-name="objectwithoutfill">
      <style:graphic-properties svg:stroke-color="#3465a4" draw:marker-end="Arrowheads_20_47" draw:marker-end-width="0.3cm" draw:fill="none" draw:fill-color="#729fcf" draw:textarea-vertical-align="middle"/>
    </style:style>
    <style:style style:name="gr26" style:family="graphic" style:parent-style-name="standard">
      <style:graphic-properties svg:stroke-color="#3465a4" draw:fill-color="#729fcf" draw:textarea-horizontal-align="justify" draw:textarea-vertical-align="middle" draw:auto-grow-height="false" fo:min-height="0.703cm" fo:min-width="3.311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52" draw:marker-end-width="0.3cm" draw:fill="none" draw:fill-color="#729fcf" draw:textarea-vertical-align="middle"/>
    </style:style>
    <style:style style:name="gr28" style:family="graphic" style:parent-style-name="standard">
      <style:graphic-properties svg:stroke-color="#3465a4" draw:fill-color="#729fcf" draw:textarea-horizontal-align="justify" draw:textarea-vertical-align="middle" draw:auto-grow-height="false" fo:min-height="1.337cm" fo:min-width="2.993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54" draw:marker-end-width="0.3cm" draw:fill="none" draw:fill-color="#729fcf" draw:textarea-vertical-align="middle"/>
    </style:style>
    <style:style style:name="gr30" style:family="graphic" style:parent-style-name="objectwithoutfill">
      <style:graphic-properties svg:stroke-color="#3465a4" draw:marker-end="Arrowheads_20_55" draw:marker-end-width="0.3cm" draw:fill="none" draw:fill-color="#729fcf" draw:textarea-vertical-align="middle"/>
    </style:style>
    <style:style style:name="gr31" style:family="graphic" style:parent-style-name="objectwithoutfill">
      <style:graphic-properties svg:stroke-color="#000000" draw:marker-end="Arrowheads_20_56" draw:marker-end-width="0.3cm" draw:fill="none" draw:fill-color="#729fcf" draw:textarea-vertical-align="middle"/>
    </style:style>
    <style:style style:name="gr32" style:family="graphic" style:parent-style-name="standard" style:list-style-name="L1">
      <style:graphic-properties svg:stroke-color="#5983b0" draw:fill-color="#b4c7dc" draw:textarea-horizontal-align="justify" draw:textarea-vertical-align="top" draw:auto-grow-height="false" fo:min-height="4.512cm" fo:min-width="4.58cm"/>
      <style:paragraph-properties style:writing-mode="lr-tb"/>
    </style:style>
    <style:style style:name="gr33" style:family="graphic" style:parent-style-name="standard">
      <style:graphic-properties svg:stroke-color="#5983b0" draw:fill-color="#b4c7dc" draw:textarea-horizontal-align="justify" draw:textarea-vertical-align="top" draw:auto-grow-height="false" fo:min-height="3.877cm" fo:min-width="7.438cm"/>
      <style:paragraph-properties style:writing-mode="lr-tb"/>
    </style:style>
    <style:style style:name="gr34" style:family="graphic" style:parent-style-name="objectwithoutfill">
      <style:graphic-properties svg:stroke-color="#000000" draw:marker-end="Arrowheads_20_58" draw:marker-end-width="0.3cm" draw:fill="none" draw:fill-color="#729fcf" draw:textarea-vertical-align="middle"/>
    </style:style>
    <style:style style:name="gr35" style:family="graphic" style:parent-style-name="objectwithoutfill">
      <style:graphic-properties svg:stroke-color="#3465a4" draw:marker-end="Arrowheads_20_55" draw:marker-end-width="0.3cm" draw:fill="none" draw:fill-color="#729fcf" draw:textarea-vertical-align="middl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59" draw:marker-end-width="0.3cm" draw:fill="none" draw:fill-color="#729fcf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8" style:family="graphic" style:parent-style-name="objectwithoutfill">
      <style:graphic-properties svg:stroke-color="#3465a4" draw:marker-end="Arrowheads_20_60" draw:marker-end-width="0.3cm" draw:fill="none" draw:fill-color="#729fcf" draw:textarea-vertical-align="middle"/>
    </style:style>
    <style:style style:name="gr39" style:family="graphic" style:parent-style-name="objectwithoutfill">
      <style:graphic-properties svg:stroke-color="#55215b" draw:marker-end="Arrowheads_20_62" draw:marker-end-width="0.3cm" draw:fill="none" draw:fill-color="#729fcf" draw:textarea-vertical-align="middle"/>
    </style:style>
    <style:style style:name="gr40" style:family="graphic" style:parent-style-name="objectwithoutfill">
      <style:graphic-properties svg:stroke-color="#55215b" draw:marker-end="Arrowheads_20_65" draw:marker-end-width="0.3cm" draw:fill="none" draw:fill-color="#729fcf" draw:textarea-vertical-align="middle"/>
    </style:style>
    <style:style style:name="gr41" style:family="graphic" style:parent-style-name="objectwithoutfill">
      <style:graphic-properties svg:stroke-color="#55215b" draw:marker-end="Arrowheads_20_66" draw:marker-end-width="0.3cm" draw:fill="none" draw:fill-color="#729fcf" draw:textarea-vertical-align="middle"/>
    </style:style>
    <style:style style:name="gr42" style:family="graphic" style:parent-style-name="objectwithoutfill">
      <style:graphic-properties svg:stroke-color="#55215b" draw:marker-end="Arrowheads_20_68" draw:marker-end-width="0.3cm" draw:fill="none" draw:fill-color="#729fcf" draw:textarea-vertical-align="middle"/>
    </style:style>
    <style:style style:name="gr43" style:family="graphic" style:parent-style-name="objectwithoutfill">
      <style:graphic-properties svg:stroke-color="#55215b" draw:marker-end="Arrowheads_20_69" draw:marker-end-width="0.3cm" draw:fill="none" draw:fill-color="#729fcf" draw:textarea-vertical-align="middle"/>
    </style:style>
    <style:style style:name="gr44" style:family="graphic" style:parent-style-name="objectwithoutfill">
      <style:graphic-properties svg:stroke-color="#000000" draw:marker-end="Arrowheads_20_72" draw:marker-end-width="0.3cm" draw:fill="none" draw:fill-color="#729fcf" draw:textarea-vertical-align="middle"/>
    </style:style>
    <style:style style:name="gr45" style:family="graphic" style:parent-style-name="objectwithoutfill">
      <style:graphic-properties svg:stroke-color="#3465a4" draw:marker-end="Arrowheads_20_73" draw:marker-end-width="0.3cm" draw:fill="none" draw:fill-color="#729fcf" draw:textarea-vertical-align="middle"/>
    </style:style>
    <style:style style:name="gr46" style:family="graphic" style:parent-style-name="objectwithoutfill">
      <style:graphic-properties svg:stroke-color="#000000" draw:marker-end="Arrowheads_20_75" draw:marker-end-width="0.3cm" draw:fill="none" draw:fill-color="#729fcf" draw:textarea-vertical-align="middle"/>
    </style:style>
    <style:style style:name="gr47" style:family="graphic" style:parent-style-name="objectwithoutfill">
      <style:graphic-properties svg:stroke-color="#000000" draw:marker-end="Arrowheads_20_76" draw:marker-end-width="0.3cm" draw:fill="none" draw:fill-color="#729fcf" draw:textarea-vertical-align="middle"/>
    </style:style>
    <style:style style:name="gr48" style:family="graphic" style:parent-style-name="objectwithoutfill">
      <style:graphic-properties svg:stroke-color="#000000" draw:marker-end="Arrowheads_20_77" draw:marker-end-width="0.3cm" draw:fill="none" draw:fill-color="#729fcf" draw:textarea-vertical-align="middle"/>
    </style:style>
    <style:style style:name="gr49" style:family="graphic" style:parent-style-name="objectwithoutfill">
      <style:graphic-properties svg:stroke-color="#3465a4" draw:marker-end="Arrowheads_20_78" draw:marker-end-width="0.3cm" draw:fill="none" draw:fill-color="#729fcf" draw:textarea-vertical-align="middle"/>
    </style:style>
    <style:style style:name="gr50" style:family="graphic" style:parent-style-name="objectwithoutfill">
      <style:graphic-properties svg:stroke-color="#3465a4" draw:marker-end="Arrowheads_20_80" draw:marker-end-width="0.3cm" draw:fill="none" draw:fill-color="#729fcf" draw:textarea-vertical-align="middle"/>
    </style:style>
    <style:style style:name="gr51" style:family="graphic" style:parent-style-name="objectwithoutfill">
      <style:graphic-properties svg:stroke-color="#000000" draw:marker-end="Arrowheads_20_81" draw:marker-end-width="0.3cm" draw:fill="none" draw:fill-color="#729fcf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729fcf" draw:opacity="80%"/>
      <style:paragraph-properties fo:text-align="center"/>
    </style:style>
    <style:style style:name="P9" style:family="paragraph">
      <loext:graphic-properties draw:fill="none" draw:fill-color="#5983b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1.086cm" svg:x1="16.556cm" svg:y1="6.397cm" svg:x2="7.668cm" svg:y2="10.526cm" draw:start-shape="id1" draw:start-glue-point="0" draw:end-shape="id2" draw:end-glue-point="10" svg:d="M16556 6397v-1587h-8888v5716" svg:viewBox="0 0 8889 5717">
          <text:p/>
        </draw:connector>
        <draw:custom-shape draw:style-name="gr2" draw:text-style-name="P3" xml:id="id13" draw:id="id13" draw:layer="layout" svg:width="6.35cm" svg:height="2.54cm" svg:x="14.97cm" svg:y="1.635cm">
          <draw:glue-point draw:id="4" svg:x="3.333cm" svg:y="5.003cm"/>
          <text:p text:style-name="P2">De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287cm" svg:y1="3.381cm" svg:x2="7.033cm" svg:y2="10.526cm" draw:start-shape="id3" draw:start-glue-point="3" draw:end-shape="id2" draw:end-glue-point="8" svg:d="M15287 3381h-8254v7145" svg:viewBox="0 0 8255 7146">
          <text:p/>
        </draw:connector>
        <draw:custom-shape draw:style-name="gr4" draw:text-style-name="P3" xml:id="id10" draw:id="id10" draw:layer="layout" svg:width="7.938cm" svg:height="3.175cm" svg:x="10.524cm" svg:y="5.445cm">
          <draw:glue-point draw:id="4" svg:x="-3.4cm" svg:y="5.001cm"/>
          <text:p text:style-name="P2">Regs</text:p>
          <draw:enhanced-geometry svg:viewBox="0 0 21600 21600" draw:type="rectangle" draw:enhanced-path="M 0 0 L 21600 0 21600 21600 0 21600 0 0 Z N"/>
        </draw:custom-shape>
        <draw:polygon draw:style-name="gr5" draw:text-style-name="P2" xml:id="id6" draw:id="id6" draw:layer="layout" svg:width="4.762cm" svg:height="2.22cm" svg:x="3.845cm" svg:y="15.29cm" svg:viewBox="0 0 4763 2221" draw:points="2382,1110 3175,0 4763,0 3572,2221 1191,2221 0,0 1588,0">
          <draw:glue-point draw:id="4" svg:x="-3.663cm" svg:y="-5.002cm"/>
          <draw:glue-point draw:id="5" svg:x="3.667cm" svg:y="-5.002cm"/>
          <draw:glue-point draw:id="6" svg:x="3.667cm" svg:y="-5.002cm"/>
          <draw:glue-point draw:id="7" svg:x="3.667cm" svg:y="0.711cm"/>
          <draw:glue-point draw:id="8" svg:x="-3.64cm" svg:y="0.706cm"/>
          <text:p/>
        </draw:polygon>
        <draw:frame draw:style-name="gr6" draw:text-style-name="P5" draw:layer="layout" svg:width="1.386cm" svg:height="0.962cm" svg:x="4.481cm" svg:y="15.279cm">
          <draw:text-box>
            <text:p text:style-name="P4">A</text:p>
          </draw:text-box>
        </draw:frame>
        <draw:frame draw:style-name="gr7" draw:text-style-name="P6" draw:layer="layout" svg:width="1.456cm" svg:height="0.962cm" svg:x="7.021cm" svg:y="15.289cm">
          <draw:text-box>
            <text:p>B</text:p>
          </draw:text-box>
        </draw:frame>
        <draw:frame draw:style-name="gr8" draw:text-style-name="P6" xml:id="id14" draw:id="id14" draw:layer="layout" svg:width="2.981cm" svg:height="2.54cm" svg:x="5.004cm" svg:y="16.557cm">
          <draw:text-box>
            <text:p>O latch</text:p>
          </draw:text-box>
        </draw:frame>
        <draw:custom-shape draw:style-name="gr9" draw:text-style-name="P2" xml:id="id9" draw:id="id9" draw:layer="layout" svg:width="3.175cm" svg:height="1.27cm" svg:x="10.842cm" svg:y="6.397cm">
          <draw:glue-point draw:id="4" svg:x="3.001cm" svg:y="2.496cm"/>
          <text:p text:style-name="P2">GP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" draw:id="id1" draw:layer="layout" svg:width="3.175cm" svg:height="1.27cm" svg:x="14.969cm" svg:y="6.397cm">
          <text:p text:style-name="P2">CSR file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4.018cm" svg:y1="7.032cm" svg:x2="14.97cm" svg:y2="7.032cm">
          <text:p/>
        </draw:line>
        <draw:custom-shape draw:style-name="gr11" draw:text-style-name="P7" xml:id="id5" draw:id="id5" draw:layer="layout" svg:width="3.492cm" svg:height="1.27cm" svg:x="2.453cm" svg:y="10.526cm">
          <draw:glue-point draw:id="8" svg:x="-3.739cm" svg:y="-5cm"/>
          <draw:glue-point draw:id="9" svg:x="-1.921cm" svg:y="-5cm"/>
          <draw:glue-point draw:id="10" svg:x="1.715cm" svg:y="-5cm"/>
          <draw:glue-point draw:id="11" svg:x="3.533cm" svg:y="-5cm"/>
          <text:p text:style-name="P2">A src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7" xml:id="id2" draw:id="id2" draw:layer="layout" svg:width="3.492cm" svg:height="1.27cm" svg:x="6.703cm" svg:y="10.526cm">
          <draw:glue-point draw:id="8" svg:x="-4.057cm" svg:y="-5.007cm"/>
          <draw:glue-point draw:id="9" svg:x="-0.42cm" svg:y="-5.007cm"/>
          <draw:glue-point draw:id="10" svg:x="-2.239cm" svg:y="-5.007cm"/>
          <draw:glue-point draw:id="12" svg:x="4.126cm" svg:y="-5.007cm"/>
          <draw:glue-point draw:id="13" svg:x="2.308cm" svg:y="-5.007cm"/>
          <draw:glue-point draw:id="14" svg:x="0.489cm" svg:y="-5.007cm"/>
          <text:p text:style-name="P2">B src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xml:id="id4" draw:id="id4" draw:layer="layout" svg:width="3.811cm" svg:height="0.953cm" svg:x="4.481cm" svg:y="7.986cm">
          <text:p text:style-name="P2">Const ge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svg:x1="6.386cm" svg:y1="8.939cm" svg:x2="4.797cm" svg:y2="10.526cm" draw:start-shape="id4" draw:start-glue-point="2" draw:end-shape="id5" draw:end-glue-point="10" svg:d="M6386 8939v793h-1589v794" svg:viewBox="0 0 1590 1588">
          <text:p/>
        </draw:connector>
        <draw:connector draw:style-name="gr14" draw:text-style-name="P9" draw:layer="layout" svg:x1="6.386cm" svg:y1="8.939cm" svg:x2="8.303cm" svg:y2="10.526cm" draw:start-shape="id4" draw:start-glue-point="2" draw:end-shape="id2" draw:end-glue-point="9" svg:d="M6386 8939v793h1917v794" svg:viewBox="0 0 1918 1588">
          <text:p/>
        </draw:connector>
        <draw:connector draw:style-name="gr15" draw:text-style-name="P9" draw:layer="layout" draw:line-skew="0.768cm 0cm -0.134cm" svg:x1="6.226cm" svg:y1="17.511cm" svg:x2="2.894cm" svg:y2="10.526cm" draw:start-shape="id6" draw:start-glue-point="2" draw:end-shape="id5" draw:end-glue-point="8" svg:d="M6226 17511v1269h-4274v-8889h942v635" svg:viewBox="0 0 4275 8890">
          <text:p/>
        </draw:connector>
        <draw:custom-shape draw:style-name="gr16" draw:text-style-name="P7" xml:id="id7" draw:id="id7" draw:layer="layout" svg:width="2.54cm" svg:height="0.952cm" svg:x="3.211cm" svg:y="13.066cm">
          <text:p text:style-name="P2">A latch</text:p>
          <draw:enhanced-geometry svg:viewBox="0 0 21600 21600" draw:type="rectangle" draw:enhanced-path="M 0 0 L 21600 0 21600 21600 0 21600 0 0 Z N"/>
        </draw:custom-shape>
        <draw:custom-shape draw:style-name="gr16" draw:text-style-name="P7" xml:id="id8" draw:id="id8" draw:layer="layout" svg:width="2.54cm" svg:height="0.952cm" svg:x="6.703cm" svg:y="13.066cm">
          <text:p text:style-name="P2">B latch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.199cm" svg:y1="11.796cm" svg:x2="4.481cm" svg:y2="13.066cm" draw:start-shape="id5" draw:start-glue-point="5" draw:end-shape="id7" draw:end-glue-point="0" svg:d="M4199 11796v636h282v634" svg:viewBox="0 0 283 1271">
          <text:p/>
        </draw:connector>
        <draw:connector draw:style-name="gr18" draw:text-style-name="P1" draw:layer="layout" svg:x1="8.449cm" svg:y1="11.796cm" svg:x2="7.973cm" svg:y2="13.066cm" draw:start-shape="id2" draw:start-glue-point="5" draw:end-shape="id8" draw:end-glue-point="0" svg:d="M8449 11796v636h-476v634" svg:viewBox="0 0 477 1271">
          <text:p/>
        </draw:connector>
        <draw:connector draw:style-name="gr19" draw:text-style-name="P1" draw:layer="layout" svg:x1="4.481cm" svg:y1="14.018cm" svg:x2="4.482cm" svg:y2="15.29cm" draw:start-shape="id7" draw:start-glue-point="2" draw:end-shape="id6" draw:end-glue-point="4" svg:d="M4481 14018v636h1v636" svg:viewBox="0 0 2 1273">
          <text:p/>
        </draw:connector>
        <draw:connector draw:style-name="gr20" draw:text-style-name="P1" draw:layer="layout" svg:x1="7.973cm" svg:y1="14.018cm" svg:x2="7.972cm" svg:y2="15.29cm" draw:start-shape="id8" draw:start-glue-point="2" draw:end-shape="id6" draw:end-glue-point="5" svg:d="M7973 14018v636h-1v636" svg:viewBox="0 0 2 1273">
          <text:p/>
        </draw:connector>
        <draw:connector draw:style-name="gr21" draw:text-style-name="P1" draw:layer="layout" draw:line-skew="-1.721cm" svg:x1="12.429cm" svg:y1="6.397cm" svg:x2="3.529cm" svg:y2="10.526cm" draw:start-shape="id9" draw:start-glue-point="0" draw:end-shape="id5" draw:end-glue-point="9" svg:d="M12429 6397v-2222h-8900v6351" svg:viewBox="0 0 8901 6352">
          <text:p/>
        </draw:connector>
        <draw:connector draw:style-name="gr22" draw:text-style-name="P1" draw:layer="layout" svg:x1="10.598cm" svg:y1="11.166cm" svg:x2="9.759cm" svg:y2="11.161cm" draw:end-shape="id2" draw:end-glue-point="4" svg:d="M10598 11166h99v-5h-938" svg:viewBox="0 0 939 6">
          <text:p/>
        </draw:connector>
        <draw:connector draw:style-name="gr22" draw:text-style-name="P1" draw:layer="layout" svg:x1="6.287cm" svg:y1="11.166cm" svg:x2="5.448cm" svg:y2="11.161cm" svg:d="M6287 11166h99v-5h-938" svg:viewBox="0 0 939 6">
          <text:p/>
        </draw:connector>
        <draw:connector draw:style-name="gr22" draw:text-style-name="P1" draw:layer="layout" svg:x1="10.28cm" svg:y1="13.547cm" svg:x2="9.243cm" svg:y2="13.542cm" draw:end-shape="id8" draw:end-glue-point="1" svg:d="M10280 13547h-268v-5h-769" svg:viewBox="0 0 1038 6">
          <text:p/>
        </draw:connector>
        <draw:connector draw:style-name="gr22" draw:text-style-name="P1" draw:layer="layout" svg:x1="6.444cm" svg:y1="13.547cm" svg:x2="5.751cm" svg:y2="13.542cm" draw:end-shape="id7" draw:end-glue-point="1" svg:d="M6444 13547h-96v-5h-597" svg:viewBox="0 0 694 6">
          <text:p/>
        </draw:connector>
        <draw:connector draw:style-name="gr23" draw:text-style-name="P1" draw:layer="layout" draw:type="line" svg:x1="8.958cm" svg:y1="16.564cm" svg:x2="7.972cm" svg:y2="16.557cm" draw:end-shape="id6" draw:end-glue-point="7" svg:d="M8958 16564l-986-7" svg:viewBox="0 0 987 8">
          <text:p/>
        </draw:connector>
        <draw:connector draw:style-name="gr24" draw:text-style-name="P1" draw:layer="layout" svg:x1="12.429cm" svg:y1="6.397cm" svg:x2="9.254cm" svg:y2="10.526cm" draw:start-shape="id9" draw:start-glue-point="0" draw:end-shape="id2" draw:end-glue-point="13" svg:d="M12429 6397v-501h-3175v4630" svg:viewBox="0 0 3176 4631">
          <text:p/>
        </draw:connector>
        <draw:connector draw:style-name="gr25" draw:text-style-name="P1" draw:layer="layout" draw:type="line" svg:x1="19.473cm" svg:y1="7.038cm" svg:x2="18.462cm" svg:y2="7.032cm" draw:end-shape="id10" draw:end-glue-point="1" svg:d="M19473 7038l-1011-6" svg:viewBox="0 0 1012 7">
          <text:p/>
        </draw:connector>
        <draw:custom-shape draw:style-name="gr26" draw:text-style-name="P7" xml:id="id3" draw:id="id3" draw:layer="layout" svg:width="3.811cm" svg:height="0.953cm" svg:x="15.287cm" svg:y="2.905cm">
          <text:p text:style-name="P2">Imm gen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5.287cm" svg:y1="3.381cm" svg:x2="4.199cm" svg:y2="10.526cm" draw:start-shape="id3" draw:start-glue-point="3" draw:end-shape="id5" draw:end-glue-point="7" svg:d="M15287 3381h-11088v7145" svg:viewBox="0 0 11089 7146">
          <text:p/>
        </draw:connector>
        <draw:custom-shape draw:style-name="gr28" draw:text-style-name="P7" xml:id="id11" draw:id="id11" draw:layer="layout" svg:width="3.493cm" svg:height="1.587cm" svg:x="12.418cm" svg:y="10.526cm">
          <draw:glue-point draw:id="4" svg:x="2.307cm" svg:y="4.996cm"/>
          <text:p text:style-name="P2">PC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line-skew="-0.134cm" svg:x1="14.164cm" svg:y1="10.526cm" svg:x2="8.619cm" svg:y2="10.526cm" draw:start-shape="id11" draw:start-glue-point="0" draw:end-shape="id2" draw:end-glue-point="14" svg:d="M14164 10526v-636h-5545v636" svg:viewBox="0 0 5546 637">
          <text:p/>
        </draw:connector>
        <draw:connector draw:style-name="gr30" draw:text-style-name="P1" draw:layer="layout" draw:type="line" svg:x1="16.79cm" svg:y1="11.325cm" svg:x2="15.911cm" svg:y2="11.319cm" draw:end-shape="id11" draw:end-glue-point="1" svg:d="M16790 11325l-879-6" svg:viewBox="0 0 880 7">
          <text:p/>
        </draw:connector>
        <draw:connector draw:style-name="gr31" draw:text-style-name="P1" draw:layer="layout" draw:line-skew="1.085cm" svg:x1="6.226cm" svg:y1="17.511cm" svg:x2="14.164cm" svg:y2="12.113cm" draw:start-shape="id6" draw:start-glue-point="2" draw:end-shape="id11" draw:end-glue-point="2" svg:d="M6226 17511v1586h7938v-6984" svg:viewBox="0 0 7939 6985">
          <text:p/>
        </draw:connector>
        <draw:custom-shape draw:style-name="gr32" draw:text-style-name="P11" xml:id="id15" draw:id="id15" draw:layer="layout" svg:width="5.08cm" svg:height="4.762cm" svg:x="21.32cm" svg:y="5.445cm">
          <draw:glue-point draw:id="4" svg:x="-3.4cm" svg:y="5.001cm"/>
          <draw:glue-point draw:id="5" svg:x="3.5cm" svg:y="5.002cm"/>
          <text:p text:style-name="P10">μcode</text:p>
          <draw:enhanced-geometry svg:viewBox="0 0 21600 21600" draw:type="rectangle" draw:enhanced-path="M 0 0 L 21600 0 21600 21600 0 21600 0 0 Z N"/>
        </draw:custom-shape>
        <draw:custom-shape draw:style-name="gr33" draw:text-style-name="P3" xml:id="id12" draw:id="id12" draw:layer="layout" svg:width="7.938cm" svg:height="4.127cm" svg:x="15.605cm" svg:y="14.97cm">
          <draw:glue-point draw:id="4" svg:x="-1.8cm" svg:y="-4.998cm"/>
          <draw:glue-point draw:id="5" svg:x="1.399cm" svg:y="-4.998cm"/>
          <draw:glue-point draw:id="6" svg:x="-3.4cm" svg:y="-4.998cm"/>
          <text:p text:style-name="P2">Fetch/Load/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175cm" svg:height="1.27cm" svg:x="16.24cm" svg:y="16.874cm">
          <draw:glue-point draw:id="4" svg:x="3.001cm" svg:y="2.496cm"/>
          <text:p text:style-name="P2">Adr r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175cm" svg:height="1.27cm" svg:x="20.051cm" svg:y="16.874cm">
          <draw:glue-point draw:id="4" svg:x="3.001cm" svg:y="2.496cm"/>
          <text:p text:style-name="P2">Dat 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" draw:layer="layout" svg:x1="6.226cm" svg:y1="17.511cm" svg:x2="19.574cm" svg:y2="19.097cm" draw:start-shape="id6" draw:start-glue-point="2" draw:end-shape="id12" draw:end-glue-point="2" svg:d="M6226 17511v2086h13348v-500" svg:viewBox="0 0 13349 2087">
          <text:p/>
        </draw:connector>
        <draw:connector draw:style-name="gr35" draw:text-style-name="P1" draw:layer="layout" draw:type="line" svg:x1="14.795cm" svg:y1="17.039cm" svg:x2="15.605cm" svg:y2="17.033cm" draw:end-shape="id12" draw:end-glue-point="3" svg:d="M14795 17039l810-6" svg:viewBox="0 0 811 7">
          <text:p text:style-name="P2"/>
        </draw:connector>
        <draw:connector draw:style-name="gr36" draw:text-style-name="P1" draw:layer="layout" draw:line-skew="-0.134cm" svg:x1="14.164cm" svg:y1="10.526cm" svg:x2="19.574cm" svg:y2="14.97cm" draw:start-shape="id11" draw:start-glue-point="0" draw:end-shape="id12" draw:end-glue-point="0" svg:d="M14164 10526v-636h5410v5080" svg:viewBox="0 0 5411 5081">
          <text:p/>
        </draw:connector>
        <draw:custom-shape draw:style-name="gr37" draw:text-style-name="P2" draw:layer="layout" svg:width="4.445cm" svg:height="1.27cm" svg:x="21.638cm" svg:y="7.032cm">
          <draw:glue-point draw:id="4" svg:x="3.001cm" svg:y="2.496cm"/>
          <text:p text:style-name="P2">Sequenc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4.445cm" svg:height="1.27cm" svg:x="21.638cm" svg:y="8.62cm">
          <draw:glue-point draw:id="4" svg:x="3.001cm" svg:y="2.496cm"/>
          <text:p text:style-name="P2">μcode RO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22.081cm" svg:y1="2.899cm" svg:x2="21.32cm" svg:y2="2.905cm" draw:end-shape="id13" draw:end-glue-point="1" svg:d="M22081 2899l-761 6" svg:viewBox="0 0 762 7">
          <text:p/>
        </draw:connector>
        <draw:connector draw:style-name="gr39" draw:text-style-name="P1" draw:layer="layout" draw:type="line" svg:x1="6.494cm" svg:y1="16.557cm" svg:x2="6.494cm" svg:y2="16.557cm" draw:start-shape="id14" draw:end-shape="id14" svg:d="M6494 16557z" svg:viewBox="0 0 1 1">
          <text:p/>
        </draw:connector>
        <draw:connector draw:style-name="gr40" draw:text-style-name="P1" draw:layer="layout" draw:type="line" svg:x1="4.493cm" svg:y1="16.556cm" svg:x2="3.494cm" svg:y2="16.545cm" draw:start-shape="id6" draw:start-glue-point="8" svg:d="M4493 16556l-999-11" svg:viewBox="0 0 1000 12">
          <text:p/>
        </draw:connector>
        <draw:connector draw:style-name="gr41" draw:text-style-name="P1" draw:layer="layout" draw:type="line" svg:x1="18.145cm" svg:y1="4.175cm" svg:x2="18.136cm" svg:y2="5.099cm" draw:start-shape="id13" draw:start-glue-point="2" svg:d="M18145 4175l-9 924" svg:viewBox="0 0 10 925">
          <text:p/>
        </draw:connector>
        <draw:connector draw:style-name="gr42" draw:text-style-name="P1" draw:layer="layout" draw:type="line" svg:x1="22.13cm" svg:y1="10.879cm" svg:x2="22.133cm" svg:y2="10.207cm" draw:end-shape="id15" draw:end-glue-point="4" svg:d="M22130 10879l3-672" svg:viewBox="0 0 4 673">
          <text:p/>
        </draw:connector>
        <draw:connector draw:style-name="gr43" draw:text-style-name="P1" draw:layer="layout" draw:type="line" svg:x1="23.543cm" svg:y1="17.033cm" svg:x2="24.484cm" svg:y2="17.027cm" draw:start-shape="id12" draw:start-glue-point="1" svg:d="M23543 17033l941-6" svg:viewBox="0 0 942 7">
          <text:p/>
        </draw:connector>
        <draw:connector draw:style-name="gr44" draw:text-style-name="P1" draw:layer="layout" draw:line-skew="-0.77cm" svg:x1="18.146cm" svg:y1="14.971cm" svg:x2="9.889cm" svg:y2="10.526cm" draw:start-shape="id12" draw:start-glue-point="4" draw:end-shape="id2" draw:end-glue-point="12" svg:d="M18146 14971v-5716h-8257v1271" svg:viewBox="0 0 8258 5717">
          <text:p/>
        </draw:connector>
        <draw:connector draw:style-name="gr45" draw:text-style-name="P1" draw:layer="layout" draw:type="line" svg:x1="25.64cm" svg:y1="10.872cm" svg:x2="25.638cm" svg:y2="10.207cm" draw:end-shape="id15" draw:end-glue-point="5" svg:d="M25640 10872l-2-665" svg:viewBox="0 0 3 666">
          <text:p/>
        </draw:connector>
        <draw:connector draw:style-name="gr46" draw:text-style-name="P1" draw:layer="layout" draw:line-skew="-3.651cm" svg:x1="20.684cm" svg:y1="14.971cm" svg:x2="20.261cm" svg:y2="4.175cm" draw:start-shape="id12" draw:start-glue-point="5" draw:end-shape="id13" draw:end-glue-point="4" svg:d="M20684 14971v-9050h-423v-1746" svg:viewBox="0 0 424 10797">
          <text:p/>
        </draw:connector>
        <draw:connector draw:style-name="gr47" draw:text-style-name="P1" draw:layer="layout" svg:x1="14.969cm" svg:y1="12.111cm" svg:x2="16.876cm" svg:y2="14.971cm" draw:start-shape="id11" draw:start-glue-point="4" draw:end-shape="id12" draw:end-glue-point="6" svg:d="M14969 12111v1430h1907v1430" svg:viewBox="0 0 1908 2861">
          <text:p/>
        </draw:connector>
        <draw:connector draw:style-name="gr48" draw:text-style-name="P1" draw:layer="layout" draw:line-skew="-0.134cm -0.318cm" svg:x1="14.97cm" svg:y1="2.905cm" svg:x2="14.493cm" svg:y2="5.445cm" draw:start-shape="id13" draw:start-glue-point="3" draw:end-shape="id10" draw:end-glue-point="0" svg:d="M14970 2905h-635v1587h158v953" svg:viewBox="0 0 636 2541">
          <text:p/>
        </draw:connector>
        <draw:connector draw:style-name="gr49" draw:text-style-name="P1" draw:layer="layout" draw:type="line" svg:x1="23.86cm" svg:y1="5.445cm" svg:x2="23.865cm" svg:y2="4.529cm" draw:start-shape="id15" draw:start-glue-point="0" svg:d="M23860 5445l5-916" svg:viewBox="0 0 6 917">
          <text:p/>
        </draw:connector>
        <draw:connector draw:style-name="gr50" draw:text-style-name="P1" draw:layer="layout" draw:type="line" svg:x1="8.98cm" svg:y1="8.467cm" svg:x2="8.292cm" svg:y2="8.462cm" draw:end-shape="id4" draw:end-glue-point="1" svg:d="M8980 8467l-688-5" svg:viewBox="0 0 689 6">
          <text:p/>
        </draw:connector>
        <draw:connector draw:style-name="gr51" draw:text-style-name="P1" draw:layer="layout" draw:line-skew="0.45cm" svg:x1="6.226cm" svg:y1="17.511cm" svg:x2="11.795cm" svg:y2="8.619cm" draw:start-shape="id6" draw:start-glue-point="2" draw:end-shape="id10" draw:end-glue-point="4" svg:d="M6226 17511v951h5569v-9843" svg:viewBox="0 0 5570 98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0" draw:display-name="Arrowheads 50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7T17:31:39.285000000</meta:creation-date>
    <dc:date>2023-11-17T22:28:05.609000000</dc:date>
    <meta:editing-duration>PT4H55M33S</meta:editing-duration>
    <meta:editing-cycles>115</meta:editing-cycles>
    <meta:generator>LibreOffice/7.4.3.2$Windows_X86_64 LibreOffice_project/1048a8393ae2eeec98dff31b5c133c5f1d08b890</meta:generator>
    <meta:document-statistic meta:object-count="60"/>
  </office:meta>
</office:document-meta>
</file>